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63cm"/>
    </style:style>
    <style:style style:name="co2" style:family="table-column">
      <style:table-column-properties fo:break-before="auto" style:column-width="9.379cm"/>
    </style:style>
    <style:style style:name="co3" style:family="table-column">
      <style:table-column-properties fo:break-before="auto" style:column-width="3.658cm"/>
    </style:style>
    <style:style style:name="co4" style:family="table-column">
      <style:table-column-properties fo:break-before="auto" style:column-width="0.497cm"/>
    </style:style>
    <style:style style:name="co5" style:family="table-column">
      <style:table-column-properties fo:break-before="auto" style:column-width="1.942cm"/>
    </style:style>
    <style:style style:name="co6" style:family="table-column">
      <style:table-column-properties fo:break-before="auto" style:column-width="1.752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2.0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 %</number:text>
    </number:percentage-style>
    <number:date-style style:name="N75">
      <number:year number:style="long"/>
      <number:text>-</number:text>
      <number:month number:style="long"/>
      <number:text>-</number:text>
      <number:day number:style="long"/>
      <number:text>T</number:text>
      <number:hours number:style="long"/>
      <number:text>:</number:text>
      <number:minutes number:style="long"/>
      <number:text>:</number:text>
      <number:seconds number:style="long"/>
    </number:date-style>
    <style:style style:name="ce1" style:family="table-cell" style:parent-style-name="Default" style:data-style-name="N75">
      <style:table-cell-properties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 style:data-style-name="N75"/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 style:data-style-name="N11"/>
    <style:style style:name="ce5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scancode-50times-complete" table:style-name="ta1">
        <table:table-column table:style-name="co1" table:default-cell-style-name="ce2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6" table:default-cell-style-name="ce4"/>
        <table:table-column table:style-name="co6" table:default-cell-style-name="Default"/>
        <table:table-column table:style-name="co6" table:default-cell-style-name="ce4"/>
        <table:table-column table:style-name="co6" table:default-cell-style-name="Default"/>
        <table:table-column table:style-name="co7" table:default-cell-style-name="ce4"/>
        <table:table-column table:style-name="co7" table:default-cell-style-name="ce5"/>
        <table:table-column table:style-name="co7" table:default-cell-style-name="ce4"/>
        <table:table-column table:style-name="co7" table:default-cell-style-name="ce5"/>
        <table:table-column table:style-name="co7" table:number-columns-repeated="2" table:default-cell-style-name="ce4"/>
        <table:table-row table:style-name="ro1">
          <table:table-cell table:style-name="ce1"/>
          <table:table-cell table:style-name="ce3"/>
          <table:table-cell table:style-name="ce3" office:value-type="string" calcext:value-type="string">
            <text:p>cold FUSE (s)</text:p>
          </table:table-cell>
          <table:table-cell table:style-name="ce3" office:value-type="string" calcext:value-type="string">
            <text:p>Hot FUSE (s)</text:p>
          </table:table-cell>
          <table:table-cell table:style-name="ce3" office:value-type="string" calcext:value-type="string">
            <text:p>vault total (s)</text:p>
          </table:table-cell>
          <table:table-cell table:style-name="ce3" office:value-type="string" calcext:value-type="string">
            <text:p>Vault – computation (s, baseline)</text:p>
          </table:table-cell>
          <table:table-cell table:number-columns-repeated="3" table:style-name="ce3" office:value-type="string" calcext:value-type="string">
            <text:p>results</text:p>
          </table:table-cell>
          <table:table-cell table:style-name="ce3" office:value-type="string" calcext:value-type="string">
            <text:p>waiting for graph (s)</text:p>
          </table:table-cell>
          <table:table-cell table:style-name="ce3" office:value-type="string" calcext:value-type="string">
            <text:p>waiting for graph ( overhead %)</text:p>
          </table:table-cell>
          <table:table-cell table:style-name="ce3" office:value-type="string" calcext:value-type="string">
            <text:p>waiting for hashes (s)</text:p>
          </table:table-cell>
          <table:table-cell table:style-name="ce3" office:value-type="string" calcext:value-type="string">
            <text:p>waiting for hashes (overhead %)</text:p>
          </table:table-cell>
          <table:table-cell table:style-name="ce3" office:value-type="string" calcext:value-type="string">
            <text:p>Waiting for objstorage (s)</text:p>
          </table:table-cell>
          <table:table-cell table:style-name="ce3" office:value-type="string" calcext:value-type="string">
            <text:p>Waiting for objstorage ( %)</text:p>
          </table:table-cell>
          <table:table-cell table:style-name="ce3" office:value-type="string" calcext:value-type="string">
            <text:p>cold FUSE overhead (s)</text:p>
          </table:table-cell>
          <table:table-cell table:style-name="ce3" office:value-type="string" calcext:value-type="string">
            <text:p>cold FUSE overhead ( %)</text:p>
          </table:table-cell>
          <table:table-cell table:style-name="ce3" office:value-type="string" calcext:value-type="string">
            <text:p>hot FUSE overhead (s)</text:p>
          </table:table-cell>
          <table:table-cell table:style-name="ce3" office:value-type="string" calcext:value-type="string">
            <text:p>hot FUSE overhead ( %)</text:p>
          </table:table-cell>
          <table:table-cell table:style-name="ce3" office:value-type="string" calcext:value-type="string">
            <text:p>Vault vs, Cold FUSE</text:p>
          </table:table-cell>
        </table:table-row>
        <table:table-row table:style-name="ro2">
          <table:table-cell office:value-type="date" office:date-value="2025-04-14T12:16:13" calcext:value-type="date">
            <text:p>2025-04-14T12:16:13</text:p>
          </table:table-cell>
          <table:table-cell office:value-type="string" calcext:value-type="string">
            <text:p>swh:1:dir:336db0cef2e5279175d77daedaa3158395bbcada</text:p>
          </table:table-cell>
          <table:table-cell office:value-type="float" office:value="55.26916715689" calcext:value-type="float">
            <text:p>55,26916715689</text:p>
          </table:table-cell>
          <table:table-cell office:value-type="float" office:value="53.7143337912858" calcext:value-type="float">
            <text:p>53,7143337912858</text:p>
          </table:table-cell>
          <table:table-cell office:value-type="float" office:value="55.3123530610465" calcext:value-type="float">
            <text:p>55,3123530610465</text:p>
          </table:table-cell>
          <table:table-cell office:value-type="float" office:value="54.2629329757765" calcext:value-type="float">
            <text:p>54,26293297577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2443" calcext:value-type="float">
            <text:p>0,032443</text:p>
          </table:table-cell>
          <table:table-cell table:formula="of:=[.J2]/[.P2]" office:value-type="percentage" office:value="0.0322419975478245" calcext:value-type="percentage">
            <text:p>3,22 %</text:p>
          </table:table-cell>
          <table:table-cell office:value-type="float" office:value="0.008886" calcext:value-type="float">
            <text:p>0,008886</text:p>
          </table:table-cell>
          <table:table-cell table:formula="of:=[.L2]/[.P2]" office:value-type="percentage" office:value="0.00883094628147732" calcext:value-type="percentage">
            <text:p>0,88 %</text:p>
          </table:table-cell>
          <table:table-cell office:value-type="float" office:value="0.59129" calcext:value-type="float">
            <text:p>0,59129</text:p>
          </table:table-cell>
          <table:table-cell table:formula="of:=[.N2]/[.P2]" office:value-type="percentage" office:value="0.587626629166636" calcext:value-type="percentage">
            <text:p>58,76 %</text:p>
          </table:table-cell>
          <table:table-cell table:formula="of:=[.C2]-[.F2]" office:value-type="float" office:value="1.00623418111354" calcext:value-type="float">
            <text:p>1,01</text:p>
          </table:table-cell>
          <table:table-cell table:formula="of:=[.P2]/[.F2]" office:value-type="percentage" office:value="0.018543674768976" calcext:value-type="percentage">
            <text:p>1,85 %</text:p>
          </table:table-cell>
          <table:table-cell table:formula="of:=[.D2]-[.F2]" office:value-type="float" office:value="-0.54859918449074" calcext:value-type="float">
            <text:p>-0,55</text:p>
          </table:table-cell>
          <table:table-cell table:formula="of:=[.R2]/[.F2]" office:value-type="percentage" office:value="-0.0101100171775757" calcext:value-type="percentage">
            <text:p>-1,01 %</text:p>
          </table:table-cell>
          <table:table-cell table:formula="of:=[.E2]/[.C2]" office:value-type="percentage" office:value="1.00078137425219" calcext:value-type="percentage">
            <text:p>100,08 %</text:p>
          </table:table-cell>
        </table:table-row>
        <table:table-row table:style-name="ro2">
          <table:table-cell office:value-type="date" office:date-value="2025-04-14T12:19:04" calcext:value-type="date">
            <text:p>2025-04-14T12:19:04</text:p>
          </table:table-cell>
          <table:table-cell office:value-type="string" calcext:value-type="string">
            <text:p>swh:1:dir:1bc4a1eb00e5541216a7b91411161dab9305e428</text:p>
          </table:table-cell>
          <table:table-cell office:value-type="float" office:value="306.126804433763" calcext:value-type="float">
            <text:p>306,126804433763</text:p>
          </table:table-cell>
          <table:table-cell office:value-type="float" office:value="299.690260373987" calcext:value-type="float">
            <text:p>299,690260373987</text:p>
          </table:table-cell>
          <table:table-cell office:value-type="float" office:value="785.078266948927" calcext:value-type="float">
            <text:p>785,078266948927</text:p>
          </table:table-cell>
          <table:table-cell office:value-type="float" office:value="783.809049691074" calcext:value-type="float">
            <text:p>783,8090496910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602078" calcext:value-type="float">
            <text:p>4,602078</text:p>
          </table:table-cell>
          <table:table-cell table:formula="of:=[.J3]/[.P3]" office:value-type="percentage" office:value="-0.00963418265110737" calcext:value-type="percentage">
            <text:p>-0,96 %</text:p>
          </table:table-cell>
          <table:table-cell office:value-type="float" office:value="0.05294" calcext:value-type="float">
            <text:p>0,05294</text:p>
          </table:table-cell>
          <table:table-cell table:formula="of:=[.L3]/[.P3]" office:value-type="percentage" office:value="-0.000110826811181737" calcext:value-type="percentage">
            <text:p>-0,01 %</text:p>
          </table:table-cell>
          <table:table-cell office:value-type="float" office:value="1.449814" calcext:value-type="float">
            <text:p>1,449814</text:p>
          </table:table-cell>
          <table:table-cell table:formula="of:=[.N3]/[.P3]" office:value-type="percentage" office:value="-0.00303510129253189" calcext:value-type="percentage">
            <text:p>-0,30 %</text:p>
          </table:table-cell>
          <table:table-cell table:formula="of:=[.C3]-[.F3]" office:value-type="float" office:value="-477.682245257311" calcext:value-type="float">
            <text:p>-477,68</text:p>
          </table:table-cell>
          <table:table-cell table:formula="of:=[.P3]/[.F3]" office:value-type="percentage" office:value="-0.609437012044683" calcext:value-type="percentage">
            <text:p>-60,94 %</text:p>
          </table:table-cell>
          <table:table-cell table:formula="of:=[.D3]-[.F3]" office:value-type="float" office:value="-484.118789317086" calcext:value-type="float">
            <text:p>-484,12</text:p>
          </table:table-cell>
          <table:table-cell table:formula="of:=[.R3]/[.F3]" office:value-type="percentage" office:value="-0.617648889749225" calcext:value-type="percentage">
            <text:p>-61,76 %</text:p>
          </table:table-cell>
          <table:table-cell table:formula="of:=[.E3]/[.C3]" office:value-type="percentage" office:value="2.5645525173827" calcext:value-type="percentage">
            <text:p>256,46 %</text:p>
          </table:table-cell>
        </table:table-row>
        <table:table-row table:style-name="ro2">
          <table:table-cell office:value-type="date" office:date-value="2025-04-14T12:43:05" calcext:value-type="date">
            <text:p>2025-04-14T12:43:05</text:p>
          </table:table-cell>
          <table:table-cell office:value-type="string" calcext:value-type="string">
            <text:p>swh:1:dir:f5b8cdbf564b91905b9a362b37754b750d4ceea3</text:p>
          </table:table-cell>
          <table:table-cell office:value-type="float" office:value="305.567941844929" calcext:value-type="float">
            <text:p>305,567941844929</text:p>
          </table:table-cell>
          <table:table-cell office:value-type="float" office:value="300.353068632074" calcext:value-type="float">
            <text:p>300,353068632074</text:p>
          </table:table-cell>
          <table:table-cell office:value-type="float" office:value="1028.86622491805" calcext:value-type="float">
            <text:p>1028,86622491805</text:p>
          </table:table-cell>
          <table:table-cell office:value-type="float" office:value="1027.46371563803" calcext:value-type="float">
            <text:p>1027,463715638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519314" calcext:value-type="float">
            <text:p>3,519314</text:p>
          </table:table-cell>
          <table:table-cell table:formula="of:=[.J4]/[.P4]" office:value-type="percentage" office:value="-0.00487509987973504" calcext:value-type="percentage">
            <text:p>-0,49 %</text:p>
          </table:table-cell>
          <table:table-cell office:value-type="float" office:value="0.02591" calcext:value-type="float">
            <text:p>0,02591</text:p>
          </table:table-cell>
          <table:table-cell table:formula="of:=[.L4]/[.P4]" office:value-type="percentage" office:value="-0.0000358916078201419" calcext:value-type="percentage">
            <text:p>0,00 %</text:p>
          </table:table-cell>
          <table:table-cell office:value-type="float" office:value="0.557498" calcext:value-type="float">
            <text:p>0,557498</text:p>
          </table:table-cell>
          <table:table-cell table:formula="of:=[.N4]/[.P4]" office:value-type="percentage" office:value="-0.000772269377711828" calcext:value-type="percentage">
            <text:p>-0,08 %</text:p>
          </table:table-cell>
          <table:table-cell table:formula="of:=[.C4]-[.F4]" office:value-type="float" office:value="-721.895773793105" calcext:value-type="float">
            <text:p>-721,90</text:p>
          </table:table-cell>
          <table:table-cell table:formula="of:=[.P4]/[.F4]" office:value-type="percentage" office:value="-0.702599773408857" calcext:value-type="percentage">
            <text:p>-70,26 %</text:p>
          </table:table-cell>
          <table:table-cell table:formula="of:=[.D4]-[.F4]" office:value-type="float" office:value="-727.11064700596" calcext:value-type="float">
            <text:p>-727,11</text:p>
          </table:table-cell>
          <table:table-cell table:formula="of:=[.R4]/[.F4]" office:value-type="percentage" office:value="-0.707675255037536" calcext:value-type="percentage">
            <text:p>-70,77 %</text:p>
          </table:table-cell>
          <table:table-cell table:formula="of:=[.E4]/[.C4]" office:value-type="percentage" office:value="3.36706206386069" calcext:value-type="percentage">
            <text:p>336,71 %</text:p>
          </table:table-cell>
        </table:table-row>
        <table:table-row table:style-name="ro2">
          <table:table-cell office:value-type="date" office:date-value="2025-04-14T13:10:48" calcext:value-type="date">
            <text:p>2025-04-14T13:10:48</text:p>
          </table:table-cell>
          <table:table-cell office:value-type="string" calcext:value-type="string">
            <text:p>swh:1:dir:fbb3d8a96cace9f28aa059544111c8617a93f4d3</text:p>
          </table:table-cell>
          <table:table-cell office:value-type="float" office:value="107.914876132272" calcext:value-type="float">
            <text:p>107,914876132272</text:p>
          </table:table-cell>
          <table:table-cell office:value-type="float" office:value="109.848368330393" calcext:value-type="float">
            <text:p>109,848368330393</text:p>
          </table:table-cell>
          <table:table-cell office:value-type="float" office:value="113.526226215065" calcext:value-type="float">
            <text:p>113,526226215065</text:p>
          </table:table-cell>
          <table:table-cell office:value-type="float" office:value="112.472232379019" calcext:value-type="float">
            <text:p>112,4722323790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03729" calcext:value-type="float">
            <text:p>0,103729</text:p>
          </table:table-cell>
          <table:table-cell table:formula="of:=[.J5]/[.P5]" office:value-type="percentage" office:value="-0.0227607837491394" calcext:value-type="percentage">
            <text:p>-2,28 %</text:p>
          </table:table-cell>
          <table:table-cell office:value-type="float" office:value="0.023663" calcext:value-type="float">
            <text:p>0,023663</text:p>
          </table:table-cell>
          <table:table-cell table:formula="of:=[.L5]/[.P5]" office:value-type="percentage" office:value="-0.00519226470761202" calcext:value-type="percentage">
            <text:p>-0,52 %</text:p>
          </table:table-cell>
          <table:table-cell office:value-type="float" office:value="0.514313" calcext:value-type="float">
            <text:p>0,514313</text:p>
          </table:table-cell>
          <table:table-cell table:formula="of:=[.N5]/[.P5]" office:value-type="percentage" office:value="-0.112853367644257" calcext:value-type="percentage">
            <text:p>-11,29 %</text:p>
          </table:table-cell>
          <table:table-cell table:formula="of:=[.C5]-[.F5]" office:value-type="float" office:value="-4.55735624674708" calcext:value-type="float">
            <text:p>-4,56</text:p>
          </table:table-cell>
          <table:table-cell table:formula="of:=[.P5]/[.F5]" office:value-type="percentage" office:value="-0.040519834543599" calcext:value-type="percentage">
            <text:p>-4,05 %</text:p>
          </table:table-cell>
          <table:table-cell table:formula="of:=[.D5]-[.F5]" office:value-type="float" office:value="-2.62386404862627" calcext:value-type="float">
            <text:p>-2,62</text:p>
          </table:table-cell>
          <table:table-cell table:formula="of:=[.R5]/[.F5]" office:value-type="percentage" office:value="-0.0233289941270494" calcext:value-type="percentage">
            <text:p>-2,33 %</text:p>
          </table:table-cell>
          <table:table-cell table:formula="of:=[.E5]/[.C5]" office:value-type="percentage" office:value="1.05199792914477" calcext:value-type="percentage">
            <text:p>105,20 %</text:p>
          </table:table-cell>
        </table:table-row>
        <table:table-row table:style-name="ro2">
          <table:table-cell office:value-type="date" office:date-value="2025-04-14T13:16:27" calcext:value-type="date">
            <text:p>2025-04-14T13:16:27</text:p>
          </table:table-cell>
          <table:table-cell office:value-type="string" calcext:value-type="string">
            <text:p>swh:1:dir:1164e42f8ca124afedb7006f86551b73ea8c25d4</text:p>
          </table:table-cell>
          <table:table-cell office:value-type="float" office:value="68.2401812439784" calcext:value-type="float">
            <text:p>68,2401812439784</text:p>
          </table:table-cell>
          <table:table-cell office:value-type="float" office:value="67.0402956702747" calcext:value-type="float">
            <text:p>67,0402956702747</text:p>
          </table:table-cell>
          <table:table-cell office:value-type="float" office:value="67.0254135280848" calcext:value-type="float">
            <text:p>67,0254135280848</text:p>
          </table:table-cell>
          <table:table-cell office:value-type="float" office:value="65.7793455091305" calcext:value-type="float">
            <text:p>65,77934550913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597" calcext:value-type="float">
            <text:p>0,03597</text:p>
          </table:table-cell>
          <table:table-cell table:formula="of:=[.J6]/[.P6]" office:value-type="percentage" office:value="0.0146169853967204" calcext:value-type="percentage">
            <text:p>1,46 %</text:p>
          </table:table-cell>
          <table:table-cell office:value-type="float" office:value="0.010912" calcext:value-type="float">
            <text:p>0,010912</text:p>
          </table:table-cell>
          <table:table-cell table:formula="of:=[.L6]/[.P6]" office:value-type="percentage" office:value="0.00443426590628338" calcext:value-type="percentage">
            <text:p>0,44 %</text:p>
          </table:table-cell>
          <table:table-cell office:value-type="float" office:value="0.627226" calcext:value-type="float">
            <text:p>0,627226</text:p>
          </table:table-cell>
          <table:table-cell table:formula="of:=[.N6]/[.P6]" office:value-type="percentage" office:value="0.254883327285053" calcext:value-type="percentage">
            <text:p>25,49 %</text:p>
          </table:table-cell>
          <table:table-cell table:formula="of:=[.C6]-[.F6]" office:value-type="float" office:value="2.46083573484793" calcext:value-type="float">
            <text:p>2,46</text:p>
          </table:table-cell>
          <table:table-cell table:formula="of:=[.P6]/[.F6]" office:value-type="percentage" office:value="0.0374104624453333" calcext:value-type="percentage">
            <text:p>3,74 %</text:p>
          </table:table-cell>
          <table:table-cell table:formula="of:=[.D6]-[.F6]" office:value-type="float" office:value="1.26095016114414" calcext:value-type="float">
            <text:p>1,26</text:p>
          </table:table-cell>
          <table:table-cell table:formula="of:=[.R6]/[.F6]" office:value-type="percentage" office:value="0.0191693935441956" calcext:value-type="percentage">
            <text:p>1,92 %</text:p>
          </table:table-cell>
          <table:table-cell table:formula="of:=[.E6]/[.C6]" office:value-type="percentage" office:value="0.982198644643827" calcext:value-type="percentage">
            <text:p>98,22 %</text:p>
          </table:table-cell>
        </table:table-row>
        <table:table-row table:style-name="ro2">
          <table:table-cell office:value-type="date" office:date-value="2025-04-14T13:19:56" calcext:value-type="date">
            <text:p>2025-04-14T13:19:56</text:p>
          </table:table-cell>
          <table:table-cell office:value-type="string" calcext:value-type="string">
            <text:p>swh:1:dir:57cb7c7f75e9bf31bf25e92a116378202caf525b</text:p>
          </table:table-cell>
          <table:table-cell office:value-type="float" office:value="84.1983069898561" calcext:value-type="float">
            <text:p>84,1983069898561</text:p>
          </table:table-cell>
          <table:table-cell office:value-type="float" office:value="88.9255865179002" calcext:value-type="float">
            <text:p>88,9255865179002</text:p>
          </table:table-cell>
          <table:table-cell office:value-type="float" office:value="84.7409483189695" calcext:value-type="float">
            <text:p>84,7409483189695</text:p>
          </table:table-cell>
          <table:table-cell office:value-type="float" office:value="83.811696796678" calcext:value-type="float">
            <text:p>83,8116967966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749" calcext:value-type="float">
            <text:p>0,04749</text:p>
          </table:table-cell>
          <table:table-cell table:formula="of:=[.J7]/[.P7]" office:value-type="percentage" office:value="0.122836906108495" calcext:value-type="percentage">
            <text:p>12,28 %</text:p>
          </table:table-cell>
          <table:table-cell office:value-type="float" office:value="0.016104" calcext:value-type="float">
            <text:p>0,016104</text:p>
          </table:table-cell>
          <table:table-cell table:formula="of:=[.L7]/[.P7]" office:value-type="percentage" office:value="0.0416543595698294" calcext:value-type="percentage">
            <text:p>4,17 %</text:p>
          </table:table-cell>
          <table:table-cell office:value-type="float" office:value="0.133557" calcext:value-type="float">
            <text:p>0,133557</text:p>
          </table:table-cell>
          <table:table-cell table:formula="of:=[.N7]/[.P7]" office:value-type="percentage" office:value="0.345456489137338" calcext:value-type="percentage">
            <text:p>34,55 %</text:p>
          </table:table-cell>
          <table:table-cell table:formula="of:=[.C7]-[.F7]" office:value-type="float" office:value="0.386610193178058" calcext:value-type="float">
            <text:p>0,39</text:p>
          </table:table-cell>
          <table:table-cell table:formula="of:=[.P7]/[.F7]" office:value-type="percentage" office:value="0.00461284293188754" calcext:value-type="percentage">
            <text:p>0,46 %</text:p>
          </table:table-cell>
          <table:table-cell table:formula="of:=[.D7]-[.F7]" office:value-type="float" office:value="5.11388972122222" calcext:value-type="float">
            <text:p>5,11</text:p>
          </table:table-cell>
          <table:table-cell table:formula="of:=[.R7]/[.F7]" office:value-type="percentage" office:value="0.0610164203408052" calcext:value-type="percentage">
            <text:p>6,10 %</text:p>
          </table:table-cell>
          <table:table-cell table:formula="of:=[.E7]/[.C7]" office:value-type="percentage" office:value="1.00644480095281" calcext:value-type="percentage">
            <text:p>100,64 %</text:p>
          </table:table-cell>
        </table:table-row>
        <table:table-row table:style-name="ro2">
          <table:table-cell office:value-type="date" office:date-value="2025-04-14T13:24:32" calcext:value-type="date">
            <text:p>2025-04-14T13:24:32</text:p>
          </table:table-cell>
          <table:table-cell office:value-type="string" calcext:value-type="string">
            <text:p>swh:1:dir:6b7dc4a49703e404b9d13c31971e188b4eae1a97</text:p>
          </table:table-cell>
          <table:table-cell office:value-type="float" office:value="186.103064879775" calcext:value-type="float">
            <text:p>186,103064879775</text:p>
          </table:table-cell>
          <table:table-cell office:value-type="float" office:value="116.729443009943" calcext:value-type="float">
            <text:p>116,729443009943</text:p>
          </table:table-cell>
          <table:table-cell office:value-type="float" office:value="187.629277365748" calcext:value-type="float">
            <text:p>187,629277365748</text:p>
          </table:table-cell>
          <table:table-cell office:value-type="float" office:value="186.516859662719" calcext:value-type="float">
            <text:p>186,5168596627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74682" calcext:value-type="float">
            <text:p>0,074682</text:p>
          </table:table-cell>
          <table:table-cell table:formula="of:=[.J8]/[.P8]" office:value-type="percentage" office:value="-0.18048076746802" calcext:value-type="percentage">
            <text:p>-18,05 %</text:p>
          </table:table-cell>
          <table:table-cell office:value-type="float" office:value="0.023025" calcext:value-type="float">
            <text:p>0,023025</text:p>
          </table:table-cell>
          <table:table-cell table:formula="of:=[.L8]/[.P8]" office:value-type="percentage" office:value="-0.0556435241550997" calcext:value-type="percentage">
            <text:p>-5,56 %</text:p>
          </table:table-cell>
          <table:table-cell office:value-type="float" office:value="0.626319" calcext:value-type="float">
            <text:p>0,626319</text:p>
          </table:table-cell>
          <table:table-cell table:formula="of:=[.N8]/[.P8]" office:value-type="percentage" office:value="-1.51359810663617" calcext:value-type="percentage">
            <text:p>-151,36 %</text:p>
          </table:table-cell>
          <table:table-cell table:formula="of:=[.C8]-[.F8]" office:value-type="float" office:value="-0.413794782944024" calcext:value-type="float">
            <text:p>-0,41</text:p>
          </table:table-cell>
          <table:table-cell table:formula="of:=[.P8]/[.F8]" office:value-type="percentage" office:value="-0.00221853822593997" calcext:value-type="percentage">
            <text:p>-0,22 %</text:p>
          </table:table-cell>
          <table:table-cell table:formula="of:=[.D8]-[.F8]" office:value-type="float" office:value="-69.7874166527763" calcext:value-type="float">
            <text:p>-69,79</text:p>
          </table:table-cell>
          <table:table-cell table:formula="of:=[.R8]/[.F8]" office:value-type="percentage" office:value="-0.374161439233825" calcext:value-type="percentage">
            <text:p>-37,42 %</text:p>
          </table:table-cell>
          <table:table-cell table:formula="of:=[.E8]/[.C8]" office:value-type="percentage" office:value="1.00820089925418" calcext:value-type="percentage">
            <text:p>100,82 %</text:p>
          </table:table-cell>
        </table:table-row>
        <table:table-row table:style-name="ro2">
          <table:table-cell office:value-type="date" office:date-value="2025-04-14T13:32:50" calcext:value-type="date">
            <text:p>2025-04-14T13:32:50</text:p>
          </table:table-cell>
          <table:table-cell office:value-type="string" calcext:value-type="string">
            <text:p>swh:1:dir:62d547f47ea227b3b48703642de3eb8242ee757e</text:p>
          </table:table-cell>
          <table:table-cell office:value-type="float" office:value="72.548158840742" calcext:value-type="float">
            <text:p>72,548158840742</text:p>
          </table:table-cell>
          <table:table-cell office:value-type="float" office:value="73.2651538071223" calcext:value-type="float">
            <text:p>73,2651538071223</text:p>
          </table:table-cell>
          <table:table-cell office:value-type="float" office:value="72.0384631990455" calcext:value-type="float">
            <text:p>72,0384631990455</text:p>
          </table:table-cell>
          <table:table-cell office:value-type="float" office:value="71.031313541811" calcext:value-type="float">
            <text:p>71,0313135418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1815" calcext:value-type="float">
            <text:p>0,041815</text:p>
          </table:table-cell>
          <table:table-cell table:formula="of:=[.J9]/[.P9]" office:value-type="percentage" office:value="0.0275670828326851" calcext:value-type="percentage">
            <text:p>2,76 %</text:p>
          </table:table-cell>
          <table:table-cell office:value-type="float" office:value="0.012489" calcext:value-type="float">
            <text:p>0,012489</text:p>
          </table:table-cell>
          <table:table-cell table:formula="of:=[.L9]/[.P9]" office:value-type="percentage" office:value="0.00823353575265825" calcext:value-type="percentage">
            <text:p>0,82 %</text:p>
          </table:table-cell>
          <table:table-cell office:value-type="float" office:value="0.153571" calcext:value-type="float">
            <text:p>0,153571</text:p>
          </table:table-cell>
          <table:table-cell table:formula="of:=[.N9]/[.P9]" office:value-type="percentage" office:value="0.101243679964087" calcext:value-type="percentage">
            <text:p>10,12 %</text:p>
          </table:table-cell>
          <table:table-cell table:formula="of:=[.C9]-[.F9]" office:value-type="float" office:value="1.516845298931" calcext:value-type="float">
            <text:p>1,52</text:p>
          </table:table-cell>
          <table:table-cell table:formula="of:=[.P9]/[.F9]" office:value-type="percentage" office:value="0.021354600151638" calcext:value-type="percentage">
            <text:p>2,14 %</text:p>
          </table:table-cell>
          <table:table-cell table:formula="of:=[.D9]-[.F9]" office:value-type="float" office:value="2.2338402653113" calcext:value-type="float">
            <text:p>2,23</text:p>
          </table:table-cell>
          <table:table-cell table:formula="of:=[.R9]/[.F9]" office:value-type="percentage" office:value="0.0314486689591683" calcext:value-type="percentage">
            <text:p>3,14 %</text:p>
          </table:table-cell>
          <table:table-cell table:formula="of:=[.E9]/[.C9]" office:value-type="percentage" office:value="0.992974382122979" calcext:value-type="percentage">
            <text:p>99,30 %</text:p>
          </table:table-cell>
        </table:table-row>
        <table:table-row table:style-name="ro2">
          <table:table-cell office:value-type="date" office:date-value="2025-04-14T13:36:35" calcext:value-type="date">
            <text:p>2025-04-14T13:36:35</text:p>
          </table:table-cell>
          <table:table-cell office:value-type="string" calcext:value-type="string">
            <text:p>swh:1:dir:17bd1577829c810af4ea151baaac872f2d50a67b</text:p>
          </table:table-cell>
          <table:table-cell office:value-type="float" office:value="315.492652564775" calcext:value-type="float">
            <text:p>315,492652564775</text:p>
          </table:table-cell>
          <table:table-cell office:value-type="float" office:value="298.149216351099" calcext:value-type="float">
            <text:p>298,149216351099</text:p>
          </table:table-cell>
          <table:table-cell office:value-type="float" office:value="1860.27384420717" calcext:value-type="float">
            <text:p>1860,27384420717</text:p>
          </table:table-cell>
          <table:table-cell office:value-type="float" office:value="1857.74863360589" calcext:value-type="float">
            <text:p>1857,748633605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.761123" calcext:value-type="float">
            <text:p>8,761123</text:p>
          </table:table-cell>
          <table:table-cell table:formula="of:=[.J10]/[.P10]" office:value-type="percentage" office:value="-0.00568071909443055" calcext:value-type="percentage">
            <text:p>-0,57 %</text:p>
          </table:table-cell>
          <table:table-cell office:value-type="float" office:value="0.035362" calcext:value-type="float">
            <text:p>0,035362</text:p>
          </table:table-cell>
          <table:table-cell table:formula="of:=[.L10]/[.P10]" office:value-type="percentage" office:value="-0.0000229287488164763" calcext:value-type="percentage">
            <text:p>0,00 %</text:p>
          </table:table-cell>
          <table:table-cell office:value-type="float" office:value="0.975811" calcext:value-type="float">
            <text:p>0,975811</text:p>
          </table:table-cell>
          <table:table-cell table:formula="of:=[.N10]/[.P10]" office:value-type="percentage" office:value="-0.000632716625511977" calcext:value-type="percentage">
            <text:p>-0,06 %</text:p>
          </table:table-cell>
          <table:table-cell table:formula="of:=[.C10]-[.F10]" office:value-type="float" office:value="-1542.25598104112" calcext:value-type="float">
            <text:p>-1542,26</text:p>
          </table:table-cell>
          <table:table-cell table:formula="of:=[.P10]/[.F10]" office:value-type="percentage" office:value="-0.830174735775527" calcext:value-type="percentage">
            <text:p>-83,02 %</text:p>
          </table:table-cell>
          <table:table-cell table:formula="of:=[.D10]-[.F10]" office:value-type="float" office:value="-1559.59941725479" calcext:value-type="float">
            <text:p>-1559,60</text:p>
          </table:table-cell>
          <table:table-cell table:formula="of:=[.R10]/[.F10]" office:value-type="percentage" office:value="-0.839510463925148" calcext:value-type="percentage">
            <text:p>-83,95 %</text:p>
          </table:table-cell>
          <table:table-cell table:formula="of:=[.E10]/[.C10]" office:value-type="percentage" office:value="5.89640940631805" calcext:value-type="percentage">
            <text:p>589,64 %</text:p>
          </table:table-cell>
        </table:table-row>
        <table:table-row table:style-name="ro2">
          <table:table-cell office:value-type="date" office:date-value="2025-04-14T14:17:56" calcext:value-type="date">
            <text:p>2025-04-14T14:17:56</text:p>
          </table:table-cell>
          <table:table-cell office:value-type="string" calcext:value-type="string">
            <text:p>swh:1:dir:cc06094bb7dc03f6c21376e6107b029d23e179da</text:p>
          </table:table-cell>
          <table:table-cell office:value-type="float" office:value="51.9785467879847" calcext:value-type="float">
            <text:p>51,9785467879847</text:p>
          </table:table-cell>
          <table:table-cell office:value-type="float" office:value="50.7957348292694" calcext:value-type="float">
            <text:p>50,7957348292694</text:p>
          </table:table-cell>
          <table:table-cell office:value-type="float" office:value="50.9404196781106" calcext:value-type="float">
            <text:p>50,9404196781106</text:p>
          </table:table-cell>
          <table:table-cell office:value-type="float" office:value="49.8358820960857" calcext:value-type="float">
            <text:p>49,83588209608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8916" calcext:value-type="float">
            <text:p>0,028916</text:p>
          </table:table-cell>
          <table:table-cell table:formula="of:=[.J11]/[.P11]" office:value-type="percentage" office:value="0.0134953453563342" calcext:value-type="percentage">
            <text:p>1,35 %</text:p>
          </table:table-cell>
          <table:table-cell office:value-type="float" office:value="0.008515" calcext:value-type="float">
            <text:p>0,008515</text:p>
          </table:table-cell>
          <table:table-cell table:formula="of:=[.L11]/[.P11]" office:value-type="percentage" office:value="0.00397402357550095" calcext:value-type="percentage">
            <text:p>0,40 %</text:p>
          </table:table-cell>
          <table:table-cell office:value-type="float" office:value="0.550398" calcext:value-type="float">
            <text:p>0,550398</text:p>
          </table:table-cell>
          <table:table-cell table:formula="of:=[.N11]/[.P11]" office:value-type="percentage" office:value="0.256875470100831" calcext:value-type="percentage">
            <text:p>25,69 %</text:p>
          </table:table-cell>
          <table:table-cell table:formula="of:=[.C11]-[.F11]" office:value-type="float" office:value="2.14266469189897" calcext:value-type="float">
            <text:p>2,14</text:p>
          </table:table-cell>
          <table:table-cell table:formula="of:=[.P11]/[.F11]" office:value-type="percentage" office:value="0.042994416909644" calcext:value-type="percentage">
            <text:p>4,30 %</text:p>
          </table:table-cell>
          <table:table-cell table:formula="of:=[.D11]-[.F11]" office:value-type="float" office:value="0.959852733183652" calcext:value-type="float">
            <text:p>0,96</text:p>
          </table:table-cell>
          <table:table-cell table:formula="of:=[.R11]/[.F11]" office:value-type="percentage" office:value="0.0192602737789012" calcext:value-type="percentage">
            <text:p>1,93 %</text:p>
          </table:table-cell>
          <table:table-cell table:formula="of:=[.E11]/[.C11]" office:value-type="percentage" office:value="0.980027777342286" calcext:value-type="percentage">
            <text:p>98,00 %</text:p>
          </table:table-cell>
        </table:table-row>
        <table:table-row table:style-name="ro2">
          <table:table-cell office:value-type="date" office:date-value="2025-04-14T14:21:09" calcext:value-type="date">
            <text:p>2025-04-14T14:21:09</text:p>
          </table:table-cell>
          <table:table-cell office:value-type="string" calcext:value-type="string">
            <text:p>swh:1:dir:bb184a5edf2728734a525a930b7fef151e04b8ad</text:p>
          </table:table-cell>
          <table:table-cell office:value-type="float" office:value="118.069853567984" calcext:value-type="float">
            <text:p>118,069853567984</text:p>
          </table:table-cell>
          <table:table-cell office:value-type="float" office:value="115.830640591681" calcext:value-type="float">
            <text:p>115,830640591681</text:p>
          </table:table-cell>
          <table:table-cell office:value-type="float" office:value="115.285545569845" calcext:value-type="float">
            <text:p>115,285545569845</text:p>
          </table:table-cell>
          <table:table-cell office:value-type="float" office:value="114.190187516157" calcext:value-type="float">
            <text:p>114,1901875161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51821" calcext:value-type="float">
            <text:p>0,051821</text:p>
          </table:table-cell>
          <table:table-cell table:formula="of:=[.J12]/[.P12]" office:value-type="percentage" office:value="0.0133570774669102" calcext:value-type="percentage">
            <text:p>1,34 %</text:p>
          </table:table-cell>
          <table:table-cell office:value-type="float" office:value="0.019163" calcext:value-type="float">
            <text:p>0,019163</text:p>
          </table:table-cell>
          <table:table-cell table:formula="of:=[.L12]/[.P12]" office:value-type="percentage" office:value="0.004939342650632" calcext:value-type="percentage">
            <text:p>0,49 %</text:p>
          </table:table-cell>
          <table:table-cell office:value-type="float" office:value="0.450318" calcext:value-type="float">
            <text:p>0,450318</text:p>
          </table:table-cell>
          <table:table-cell table:formula="of:=[.N12]/[.P12]" office:value-type="percentage" office:value="0.116071330363059" calcext:value-type="percentage">
            <text:p>11,61 %</text:p>
          </table:table-cell>
          <table:table-cell table:formula="of:=[.C12]-[.F12]" office:value-type="float" office:value="3.87966605182737" calcext:value-type="float">
            <text:p>3,88</text:p>
          </table:table-cell>
          <table:table-cell table:formula="of:=[.P12]/[.F12]" office:value-type="percentage" office:value="0.0339754766693806" calcext:value-type="percentage">
            <text:p>3,40 %</text:p>
          </table:table-cell>
          <table:table-cell table:formula="of:=[.D12]-[.F12]" office:value-type="float" office:value="1.64045307552442" calcext:value-type="float">
            <text:p>1,64</text:p>
          </table:table-cell>
          <table:table-cell table:formula="of:=[.R12]/[.F12]" office:value-type="percentage" office:value="0.0143659723414704" calcext:value-type="percentage">
            <text:p>1,44 %</text:p>
          </table:table-cell>
          <table:table-cell table:formula="of:=[.E12]/[.C12]" office:value-type="percentage" office:value="0.976418129488606" calcext:value-type="percentage">
            <text:p>97,64 %</text:p>
          </table:table-cell>
        </table:table-row>
        <table:table-row table:style-name="ro2">
          <table:table-cell office:value-type="date" office:date-value="2025-04-14T14:27:16" calcext:value-type="date">
            <text:p>2025-04-14T14:27:16</text:p>
          </table:table-cell>
          <table:table-cell office:value-type="string" calcext:value-type="string">
            <text:p>swh:1:dir:0ea760d7f57a63f3ce0e7003af24d33ebad1a365</text:p>
          </table:table-cell>
          <table:table-cell office:value-type="float" office:value="167.369486536831" calcext:value-type="float">
            <text:p>167,369486536831</text:p>
          </table:table-cell>
          <table:table-cell office:value-type="float" office:value="135.592058242764" calcext:value-type="float">
            <text:p>135,592058242764</text:p>
          </table:table-cell>
          <table:table-cell office:value-type="float" office:value="163.76746672485" calcext:value-type="float">
            <text:p>163,76746672485</text:p>
          </table:table-cell>
          <table:table-cell office:value-type="float" office:value="162.774320310913" calcext:value-type="float">
            <text:p>162,7743203109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81098" calcext:value-type="float">
            <text:p>0,581098</text:p>
          </table:table-cell>
          <table:table-cell table:formula="of:=[.J13]/[.P13]" office:value-type="percentage" office:value="0.126458537391421" calcext:value-type="percentage">
            <text:p>12,65 %</text:p>
          </table:table-cell>
          <table:table-cell office:value-type="float" office:value="0.020862" calcext:value-type="float">
            <text:p>0,020862</text:p>
          </table:table-cell>
          <table:table-cell table:formula="of:=[.L13]/[.P13]" office:value-type="percentage" office:value="0.00453998810365863" calcext:value-type="percentage">
            <text:p>0,45 %</text:p>
          </table:table-cell>
          <table:table-cell office:value-type="float" office:value="0.473077" calcext:value-type="float">
            <text:p>0,473077</text:p>
          </table:table-cell>
          <table:table-cell table:formula="of:=[.N13]/[.P13]" office:value-type="percentage" office:value="0.102951009112957" calcext:value-type="percentage">
            <text:p>10,30 %</text:p>
          </table:table-cell>
          <table:table-cell table:formula="of:=[.C13]-[.F13]" office:value-type="float" office:value="4.59516622591764" calcext:value-type="float">
            <text:p>4,60</text:p>
          </table:table-cell>
          <table:table-cell table:formula="of:=[.P13]/[.F13]" office:value-type="percentage" office:value="0.0282302897480418" calcext:value-type="percentage">
            <text:p>2,82 %</text:p>
          </table:table-cell>
          <table:table-cell table:formula="of:=[.D13]-[.F13]" office:value-type="float" office:value="-27.1822620681487" calcext:value-type="float">
            <text:p>-27,18</text:p>
          </table:table-cell>
          <table:table-cell table:formula="of:=[.R13]/[.F13]" office:value-type="percentage" office:value="-0.166993552891072" calcext:value-type="percentage">
            <text:p>-16,70 %</text:p>
          </table:table-cell>
          <table:table-cell table:formula="of:=[.E13]/[.C13]" office:value-type="percentage" office:value="0.978478634985907" calcext:value-type="percentage">
            <text:p>97,85 %</text:p>
          </table:table-cell>
        </table:table-row>
        <table:table-row table:style-name="ro2">
          <table:table-cell office:value-type="date" office:date-value="2025-04-14T14:35:21" calcext:value-type="date">
            <text:p>2025-04-14T14:35:21</text:p>
          </table:table-cell>
          <table:table-cell office:value-type="string" calcext:value-type="string">
            <text:p>swh:1:dir:e78ba60db23f88422c5b2e4ff6b7878d1750505d</text:p>
          </table:table-cell>
          <table:table-cell office:value-type="float" office:value="285.157387395855" calcext:value-type="float">
            <text:p>285,157387395855</text:p>
          </table:table-cell>
          <table:table-cell office:value-type="float" office:value="19.1687253611162" calcext:value-type="float">
            <text:p>19,1687253611162</text:p>
          </table:table-cell>
          <table:table-cell office:value-type="float" office:value="280.455432082992" calcext:value-type="float">
            <text:p>280,455432082992</text:p>
          </table:table-cell>
          <table:table-cell office:value-type="float" office:value="279.298429485876" calcext:value-type="float">
            <text:p>279,2984294858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054088" calcext:value-type="float">
            <text:p>1,054088</text:p>
          </table:table-cell>
          <table:table-cell table:formula="of:=[.J14]/[.P14]" office:value-type="percentage" office:value="0.179910491967298" calcext:value-type="percentage">
            <text:p>17,99 %</text:p>
          </table:table-cell>
          <table:table-cell office:value-type="float" office:value="0.033461" calcext:value-type="float">
            <text:p>0,033461</text:p>
          </table:table-cell>
          <table:table-cell table:formula="of:=[.L14]/[.P14]" office:value-type="percentage" office:value="0.0057110838674928" calcext:value-type="percentage">
            <text:p>0,57 %</text:p>
          </table:table-cell>
          <table:table-cell office:value-type="float" office:value="0.691894" calcext:value-type="float">
            <text:p>0,691894</text:p>
          </table:table-cell>
          <table:table-cell table:formula="of:=[.N14]/[.P14]" office:value-type="percentage" office:value="0.118091648827443" calcext:value-type="percentage">
            <text:p>11,81 %</text:p>
          </table:table-cell>
          <table:table-cell table:formula="of:=[.C14]-[.F14]" office:value-type="float" office:value="5.85895790997893" calcext:value-type="float">
            <text:p>5,86</text:p>
          </table:table-cell>
          <table:table-cell table:formula="of:=[.P14]/[.F14]" office:value-type="percentage" office:value="0.0209774108675223" calcext:value-type="percentage">
            <text:p>2,10 %</text:p>
          </table:table-cell>
          <table:table-cell table:formula="of:=[.D14]-[.F14]" office:value-type="float" office:value="-260.12970412476" calcext:value-type="float">
            <text:p>-260,13</text:p>
          </table:table-cell>
          <table:table-cell table:formula="of:=[.R14]/[.F14]" office:value-type="percentage" office:value="-0.931368302369614" calcext:value-type="percentage">
            <text:p>-93,14 %</text:p>
          </table:table-cell>
          <table:table-cell table:formula="of:=[.E14]/[.C14]" office:value-type="percentage" office:value="0.983511017000812" calcext:value-type="percentage">
            <text:p>98,35 %</text:p>
          </table:table-cell>
        </table:table-row>
        <table:table-row table:style-name="ro2">
          <table:table-cell office:value-type="date" office:date-value="2025-04-14T14:45:13" calcext:value-type="date">
            <text:p>2025-04-14T14:45:13</text:p>
          </table:table-cell>
          <table:table-cell office:value-type="string" calcext:value-type="string">
            <text:p>swh:1:dir:c163f720f7ccb2ee5c5286c7c4aba3138984d9b6</text:p>
          </table:table-cell>
          <table:table-cell office:value-type="float" office:value="239.013127825689" calcext:value-type="float">
            <text:p>239,013127825689</text:p>
          </table:table-cell>
          <table:table-cell office:value-type="float" office:value="65.0030384054408" calcext:value-type="float">
            <text:p>65,0030384054408</text:p>
          </table:table-cell>
          <table:table-cell office:value-type="float" office:value="238.117905151099" calcext:value-type="float">
            <text:p>238,117905151099</text:p>
          </table:table-cell>
          <table:table-cell office:value-type="float" office:value="237.032367030159" calcext:value-type="float">
            <text:p>237,0323670301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40502" calcext:value-type="float">
            <text:p>0,940502</text:p>
          </table:table-cell>
          <table:table-cell table:formula="of:=[.J15]/[.P15]" office:value-type="percentage" office:value="0.474818565736192" calcext:value-type="percentage">
            <text:p>47,48 %</text:p>
          </table:table-cell>
          <table:table-cell office:value-type="float" office:value="0.025338" calcext:value-type="float">
            <text:p>0,025338</text:p>
          </table:table-cell>
          <table:table-cell table:formula="of:=[.L15]/[.P15]" office:value-type="percentage" office:value="0.0127920544758263" calcext:value-type="percentage">
            <text:p>1,28 %</text:p>
          </table:table-cell>
          <table:table-cell office:value-type="float" office:value="0.507766" calcext:value-type="float">
            <text:p>0,507766</text:p>
          </table:table-cell>
          <table:table-cell table:formula="of:=[.N15]/[.P15]" office:value-type="percentage" office:value="0.256348975174538" calcext:value-type="percentage">
            <text:p>25,63 %</text:p>
          </table:table-cell>
          <table:table-cell table:formula="of:=[.C15]-[.F15]" office:value-type="float" office:value="1.98076079552993" calcext:value-type="float">
            <text:p>1,98</text:p>
          </table:table-cell>
          <table:table-cell table:formula="of:=[.P15]/[.F15]" office:value-type="percentage" office:value="0.0083564992424765" calcext:value-type="percentage">
            <text:p>0,84 %</text:p>
          </table:table-cell>
          <table:table-cell table:formula="of:=[.D15]-[.F15]" office:value-type="float" office:value="-172.029328624718" calcext:value-type="float">
            <text:p>-172,03</text:p>
          </table:table-cell>
          <table:table-cell table:formula="of:=[.R15]/[.F15]" office:value-type="percentage" office:value="-0.725763028822262" calcext:value-type="percentage">
            <text:p>-72,58 %</text:p>
          </table:table-cell>
          <table:table-cell table:formula="of:=[.E15]/[.C15]" office:value-type="percentage" office:value="0.996254504165803" calcext:value-type="percentage">
            <text:p>99,63 %</text:p>
          </table:table-cell>
        </table:table-row>
        <table:table-row table:style-name="ro2">
          <table:table-cell office:value-type="date" office:date-value="2025-04-14T14:54:22" calcext:value-type="date">
            <text:p>2025-04-14T14:54:22</text:p>
          </table:table-cell>
          <table:table-cell office:value-type="string" calcext:value-type="string">
            <text:p>swh:1:dir:4635fbc24156730ad57af304c39692f3f91579b6</text:p>
          </table:table-cell>
          <table:table-cell office:value-type="float" office:value="42.0950577906333" calcext:value-type="float">
            <text:p>42,0950577906333</text:p>
          </table:table-cell>
          <table:table-cell office:value-type="float" office:value="42.1424566898495" calcext:value-type="float">
            <text:p>42,1424566898495</text:p>
          </table:table-cell>
          <table:table-cell office:value-type="float" office:value="43.219142453745" calcext:value-type="float">
            <text:p>43,219142453745</text:p>
          </table:table-cell>
          <table:table-cell office:value-type="float" office:value="42.1697617699392" calcext:value-type="float">
            <text:p>42,16976176993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51642" calcext:value-type="float">
            <text:p>0,051642</text:p>
          </table:table-cell>
          <table:table-cell table:formula="of:=[.J16]/[.P16]" office:value-type="percentage" office:value="-0.691288475926014" calcext:value-type="percentage">
            <text:p>-69,13 %</text:p>
          </table:table-cell>
          <table:table-cell office:value-type="float" office:value="0.002738" calcext:value-type="float">
            <text:p>0,002738</text:p>
          </table:table-cell>
          <table:table-cell table:formula="of:=[.L16]/[.P16]" office:value-type="percentage" office:value="-0.0366513273514857" calcext:value-type="percentage">
            <text:p>-3,67 %</text:p>
          </table:table-cell>
          <table:table-cell office:value-type="float" office:value="0.111046" calcext:value-type="float">
            <text:p>0,111046</text:p>
          </table:table-cell>
          <table:table-cell table:formula="of:=[.N16]/[.P16]" office:value-type="percentage" office:value="-1.4864803860749" calcext:value-type="percentage">
            <text:p>-148,65 %</text:p>
          </table:table-cell>
          <table:table-cell table:formula="of:=[.C16]-[.F16]" office:value-type="float" office:value="-0.074703979305923" calcext:value-type="float">
            <text:p>-0,07</text:p>
          </table:table-cell>
          <table:table-cell table:formula="of:=[.P16]/[.F16]" office:value-type="percentage" office:value="-0.00177150584140069" calcext:value-type="percentage">
            <text:p>-0,18 %</text:p>
          </table:table-cell>
          <table:table-cell table:formula="of:=[.D16]-[.F16]" office:value-type="float" office:value="-0.0273050800897181" calcext:value-type="float">
            <text:p>-0,03</text:p>
          </table:table-cell>
          <table:table-cell table:formula="of:=[.R16]/[.F16]" office:value-type="percentage" office:value="-0.000647503778624203" calcext:value-type="percentage">
            <text:p>-0,06 %</text:p>
          </table:table-cell>
          <table:table-cell table:formula="of:=[.E16]/[.C16]" office:value-type="percentage" office:value="1.02670348307164" calcext:value-type="percentage">
            <text:p>102,67 %</text:p>
          </table:table-cell>
        </table:table-row>
        <table:table-row table:style-name="ro2">
          <table:table-cell office:value-type="date" office:date-value="2025-04-14T14:56:48" calcext:value-type="date">
            <text:p>2025-04-14T14:56:48</text:p>
          </table:table-cell>
          <table:table-cell office:value-type="string" calcext:value-type="string">
            <text:p>swh:1:dir:65b7284129d0eaf4eaf4af3d15ae22c62bfc655c</text:p>
          </table:table-cell>
          <table:table-cell office:value-type="float" office:value="5.74702196242288" calcext:value-type="float">
            <text:p>5,74702196242288</text:p>
          </table:table-cell>
          <table:table-cell office:value-type="float" office:value="5.70984656689689" calcext:value-type="float">
            <text:p>5,70984656689689</text:p>
          </table:table-cell>
          <table:table-cell office:value-type="float" office:value="6.98295781714842" calcext:value-type="float">
            <text:p>6,98295781714842</text:p>
          </table:table-cell>
          <table:table-cell office:value-type="float" office:value="5.57844711607322" calcext:value-type="float">
            <text:p>5,578447116073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1308" calcext:value-type="float">
            <text:p>0,021308</text:p>
          </table:table-cell>
          <table:table-cell table:formula="of:=[.J17]/[.P17]" office:value-type="percentage" office:value="0.126400827059353" calcext:value-type="percentage">
            <text:p>12,64 %</text:p>
          </table:table-cell>
          <table:table-cell office:value-type="float" office:value="0.000186" calcext:value-type="float">
            <text:p>0,000186</text:p>
          </table:table-cell>
          <table:table-cell table:formula="of:=[.L17]/[.P17]" office:value-type="percentage" office:value="0.00110336745978223" calcext:value-type="percentage">
            <text:p>0,11 %</text:p>
          </table:table-cell>
          <table:table-cell office:value-type="float" office:value="0.007982" calcext:value-type="float">
            <text:p>0,007982</text:p>
          </table:table-cell>
          <table:table-cell table:formula="of:=[.N17]/[.P17]" office:value-type="percentage" office:value="0.0473498874407621" calcext:value-type="percentage">
            <text:p>4,73 %</text:p>
          </table:table-cell>
          <table:table-cell table:formula="of:=[.C17]-[.F17]" office:value-type="float" office:value="0.168574846349657" calcext:value-type="float">
            <text:p>0,17</text:p>
          </table:table-cell>
          <table:table-cell table:formula="of:=[.P17]/[.F17]" office:value-type="percentage" office:value="0.0302189557133096" calcext:value-type="percentage">
            <text:p>3,02 %</text:p>
          </table:table-cell>
          <table:table-cell table:formula="of:=[.D17]-[.F17]" office:value-type="float" office:value="0.131399450823665" calcext:value-type="float">
            <text:p>0,13</text:p>
          </table:table-cell>
          <table:table-cell table:formula="of:=[.R17]/[.F17]" office:value-type="percentage" office:value="0.0235548438641755" calcext:value-type="percentage">
            <text:p>2,36 %</text:p>
          </table:table-cell>
          <table:table-cell table:formula="of:=[.E17]/[.C17]" office:value-type="percentage" office:value="1.2150567481396" calcext:value-type="percentage">
            <text:p>121,51 %</text:p>
          </table:table-cell>
        </table:table-row>
        <table:table-row table:style-name="ro2">
          <table:table-cell office:value-type="date" office:date-value="2025-04-14T14:57:24" calcext:value-type="date">
            <text:p>2025-04-14T14:57:24</text:p>
          </table:table-cell>
          <table:table-cell office:value-type="string" calcext:value-type="string">
            <text:p>swh:1:dir:5d42a989036a6696971ba75c89886d5344ad1eb4</text:p>
          </table:table-cell>
          <table:table-cell office:value-type="float" office:value="10.4327384731732" calcext:value-type="float">
            <text:p>10,4327384731732</text:p>
          </table:table-cell>
          <table:table-cell office:value-type="float" office:value="10.394280790817" calcext:value-type="float">
            <text:p>10,394280790817</text:p>
          </table:table-cell>
          <table:table-cell office:value-type="float" office:value="11.3249563761055" calcext:value-type="float">
            <text:p>11,3249563761055</text:p>
          </table:table-cell>
          <table:table-cell office:value-type="float" office:value="10.3091609911062" calcext:value-type="float">
            <text:p>10,30916099110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8494" calcext:value-type="float">
            <text:p>0,038494</text:p>
          </table:table-cell>
          <table:table-cell table:formula="of:=[.J18]/[.P18]" office:value-type="percentage" office:value="0.311496879173461" calcext:value-type="percentage">
            <text:p>31,15 %</text:p>
          </table:table-cell>
          <table:table-cell office:value-type="float" office:value="0.000729" calcext:value-type="float">
            <text:p>0,000729</text:p>
          </table:table-cell>
          <table:table-cell table:formula="of:=[.L18]/[.P18]" office:value-type="percentage" office:value="0.00589913297961899" calcext:value-type="percentage">
            <text:p>0,59 %</text:p>
          </table:table-cell>
          <table:table-cell office:value-type="float" office:value="0.0244" calcext:value-type="float">
            <text:p>0,0244</text:p>
          </table:table-cell>
          <table:table-cell table:formula="of:=[.N18]/[.P18]" office:value-type="percentage" office:value="0.197446974900828" calcext:value-type="percentage">
            <text:p>19,74 %</text:p>
          </table:table-cell>
          <table:table-cell table:formula="of:=[.C18]-[.F18]" office:value-type="float" office:value="0.123577482067049" calcext:value-type="float">
            <text:p>0,12</text:p>
          </table:table-cell>
          <table:table-cell table:formula="of:=[.P18]/[.F18]" office:value-type="percentage" office:value="0.0119871522205988" calcext:value-type="percentage">
            <text:p>1,20 %</text:p>
          </table:table-cell>
          <table:table-cell table:formula="of:=[.D18]-[.F18]" office:value-type="float" office:value="0.0851197997108102" calcext:value-type="float">
            <text:p>0,09</text:p>
          </table:table-cell>
          <table:table-cell table:formula="of:=[.R18]/[.F18]" office:value-type="percentage" office:value="0.00825671456525355" calcext:value-type="percentage">
            <text:p>0,83 %</text:p>
          </table:table-cell>
          <table:table-cell table:formula="of:=[.E18]/[.C18]" office:value-type="percentage" office:value="1.08552096894086" calcext:value-type="percentage">
            <text:p>108,55 %</text:p>
          </table:table-cell>
        </table:table-row>
        <table:table-row table:style-name="ro2">
          <table:table-cell office:value-type="date" office:date-value="2025-04-14T14:58:03" calcext:value-type="date">
            <text:p>2025-04-14T14:58:03</text:p>
          </table:table-cell>
          <table:table-cell office:value-type="string" calcext:value-type="string">
            <text:p>swh:1:dir:b1e031fe37d1c4b1162463cca63a779721634431</text:p>
          </table:table-cell>
          <table:table-cell office:value-type="float" office:value="322.761008707341" calcext:value-type="float">
            <text:p>322,761008707341</text:p>
          </table:table-cell>
          <table:table-cell office:value-type="float" office:value="300.388257726096" calcext:value-type="float">
            <text:p>300,388257726096</text:p>
          </table:table-cell>
          <table:table-cell office:value-type="float" office:value="2261.54052506713" calcext:value-type="float">
            <text:p>2261,54052506713</text:p>
          </table:table-cell>
          <table:table-cell office:value-type="float" office:value="2259.88579710526" calcext:value-type="float">
            <text:p>2259,885797105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.227948" calcext:value-type="float">
            <text:p>11,227948</text:p>
          </table:table-cell>
          <table:table-cell table:formula="of:=[.J19]/[.P19]" office:value-type="percentage" office:value="-0.00579619241220177" calcext:value-type="percentage">
            <text:p>-0,58 %</text:p>
          </table:table-cell>
          <table:table-cell office:value-type="float" office:value="0.048981" calcext:value-type="float">
            <text:p>0,048981</text:p>
          </table:table-cell>
          <table:table-cell table:formula="of:=[.L19]/[.P19]" office:value-type="percentage" office:value="-0.0000252854128414252" calcext:value-type="percentage">
            <text:p>0,00 %</text:p>
          </table:table-cell>
          <table:table-cell office:value-type="float" office:value="1.434215" calcext:value-type="float">
            <text:p>1,434215</text:p>
          </table:table-cell>
          <table:table-cell table:formula="of:=[.N19]/[.P19]" office:value-type="percentage" office:value="-0.000740383380869413" calcext:value-type="percentage">
            <text:p>-0,07 %</text:p>
          </table:table-cell>
          <table:table-cell table:formula="of:=[.C19]-[.F19]" office:value-type="float" office:value="-1937.12478839792" calcext:value-type="float">
            <text:p>-1937,12</text:p>
          </table:table-cell>
          <table:table-cell table:formula="of:=[.P19]/[.F19]" office:value-type="percentage" office:value="-0.857178177268616" calcext:value-type="percentage">
            <text:p>-85,72 %</text:p>
          </table:table-cell>
          <table:table-cell table:formula="of:=[.D19]-[.F19]" office:value-type="float" office:value="-1959.49753937917" calcext:value-type="float">
            <text:p>-1959,50</text:p>
          </table:table-cell>
          <table:table-cell table:formula="of:=[.R19]/[.F19]" office:value-type="percentage" office:value="-0.86707812487212" calcext:value-type="percentage">
            <text:p>-86,71 %</text:p>
          </table:table-cell>
          <table:table-cell table:formula="of:=[.E19]/[.C19]" office:value-type="percentage" office:value="7.0068579043194" calcext:value-type="percentage">
            <text:p>700,69 %</text:p>
          </table:table-cell>
        </table:table-row>
        <table:table-row table:style-name="ro2">
          <table:table-cell office:value-type="date" office:date-value="2025-04-14T15:46:26" calcext:value-type="date">
            <text:p>2025-04-14T15:46:26</text:p>
          </table:table-cell>
          <table:table-cell office:value-type="string" calcext:value-type="string">
            <text:p>swh:1:dir:7c865a044ed79d2da41e783d5a57e6d869fc6b2e</text:p>
          </table:table-cell>
          <table:table-cell office:value-type="float" office:value="84.7077132002451" calcext:value-type="float">
            <text:p>84,7077132002451</text:p>
          </table:table-cell>
          <table:table-cell office:value-type="float" office:value="83.5351269408129" calcext:value-type="float">
            <text:p>83,5351269408129</text:p>
          </table:table-cell>
          <table:table-cell office:value-type="float" office:value="85.8541830112226" calcext:value-type="float">
            <text:p>85,8541830112226</text:p>
          </table:table-cell>
          <table:table-cell office:value-type="float" office:value="83.6127914879471" calcext:value-type="float">
            <text:p>83,612791487947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16725" calcext:value-type="float">
            <text:p>0,216725</text:p>
          </table:table-cell>
          <table:table-cell table:formula="of:=[.J20]/[.P20]" office:value-type="percentage" office:value="0.197936526023539" calcext:value-type="percentage">
            <text:p>19,79 %</text:p>
          </table:table-cell>
          <table:table-cell office:value-type="float" office:value="0.009004" calcext:value-type="float">
            <text:p>0,009004</text:p>
          </table:table-cell>
          <table:table-cell table:formula="of:=[.L20]/[.P20]" office:value-type="percentage" office:value="0.00822341898865356" calcext:value-type="percentage">
            <text:p>0,82 %</text:p>
          </table:table-cell>
          <table:table-cell office:value-type="float" office:value="0.317433" calcext:value-type="float">
            <text:p>0,317433</text:p>
          </table:table-cell>
          <table:table-cell table:formula="of:=[.N20]/[.P20]" office:value-type="percentage" office:value="0.289913878256915" calcext:value-type="percentage">
            <text:p>28,99 %</text:p>
          </table:table-cell>
          <table:table-cell table:formula="of:=[.C20]-[.F20]" office:value-type="float" office:value="1.09492171229795" calcext:value-type="float">
            <text:p>1,09</text:p>
          </table:table-cell>
          <table:table-cell table:formula="of:=[.P20]/[.F20]" office:value-type="percentage" office:value="0.0130951460035368" calcext:value-type="percentage">
            <text:p>1,31 %</text:p>
          </table:table-cell>
          <table:table-cell table:formula="of:=[.D20]-[.F20]" office:value-type="float" office:value="-0.0776645471341908" calcext:value-type="float">
            <text:p>-0,08</text:p>
          </table:table-cell>
          <table:table-cell table:formula="of:=[.R20]/[.F20]" office:value-type="percentage" office:value="-0.000928859636810311" calcext:value-type="percentage">
            <text:p>-0,09 %</text:p>
          </table:table-cell>
          <table:table-cell table:formula="of:=[.E20]/[.C20]" office:value-type="percentage" office:value="1.013534420511" calcext:value-type="percentage">
            <text:p>101,35 %</text:p>
          </table:table-cell>
        </table:table-row>
        <table:table-row table:style-name="ro2">
          <table:table-cell office:value-type="date" office:date-value="2025-04-14T15:50:58" calcext:value-type="date">
            <text:p>2025-04-14T15:50:58</text:p>
          </table:table-cell>
          <table:table-cell office:value-type="string" calcext:value-type="string">
            <text:p>swh:1:dir:9eaa2d3246ee0c16b0e5530d4a34763cdde4d290</text:p>
          </table:table-cell>
          <table:table-cell office:value-type="float" office:value="175.411736943759" calcext:value-type="float">
            <text:p>175,411736943759</text:p>
          </table:table-cell>
          <table:table-cell office:value-type="float" office:value="127.14576066006" calcext:value-type="float">
            <text:p>127,14576066006</text:p>
          </table:table-cell>
          <table:table-cell office:value-type="float" office:value="174.149103025906" calcext:value-type="float">
            <text:p>174,149103025906</text:p>
          </table:table-cell>
          <table:table-cell office:value-type="float" office:value="173.1574871419" calcext:value-type="float">
            <text:p>173,15748714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12969" calcext:value-type="float">
            <text:p>0,112969</text:p>
          </table:table-cell>
          <table:table-cell table:formula="of:=[.J21]/[.P21]" office:value-type="percentage" office:value="0.0501137894774685" calcext:value-type="percentage">
            <text:p>5,01 %</text:p>
          </table:table-cell>
          <table:table-cell office:value-type="float" office:value="0.022578" calcext:value-type="float">
            <text:p>0,022578</text:p>
          </table:table-cell>
          <table:table-cell table:formula="of:=[.L21]/[.P21]" office:value-type="percentage" office:value="0.0100157489118456" calcext:value-type="percentage">
            <text:p>1,00 %</text:p>
          </table:table-cell>
          <table:table-cell office:value-type="float" office:value="0.371314" calcext:value-type="float">
            <text:p>0,371314</text:p>
          </table:table-cell>
          <table:table-cell table:formula="of:=[.N21]/[.P21]" office:value-type="percentage" office:value="0.164717326222563" calcext:value-type="percentage">
            <text:p>16,47 %</text:p>
          </table:table-cell>
          <table:table-cell table:formula="of:=[.C21]-[.F21]" office:value-type="float" office:value="2.25424980185926" calcext:value-type="float">
            <text:p>2,25</text:p>
          </table:table-cell>
          <table:table-cell table:formula="of:=[.P21]/[.F21]" office:value-type="percentage" office:value="0.013018494545442" calcext:value-type="percentage">
            <text:p>1,30 %</text:p>
          </table:table-cell>
          <table:table-cell table:formula="of:=[.D21]-[.F21]" office:value-type="float" office:value="-46.01172648184" calcext:value-type="float">
            <text:p>-46,01</text:p>
          </table:table-cell>
          <table:table-cell table:formula="of:=[.R21]/[.F21]" office:value-type="percentage" office:value="-0.265721842244882" calcext:value-type="percentage">
            <text:p>-26,57 %</text:p>
          </table:table-cell>
          <table:table-cell table:formula="of:=[.E21]/[.C21]" office:value-type="percentage" office:value="0.992801884640946" calcext:value-type="percentage">
            <text:p>99,28 %</text:p>
          </table:table-cell>
        </table:table-row>
        <table:table-row table:style-name="ro2">
          <table:table-cell office:value-type="date" office:date-value="2025-04-14T15:59:02" calcext:value-type="date">
            <text:p>2025-04-14T15:59:02</text:p>
          </table:table-cell>
          <table:table-cell office:value-type="string" calcext:value-type="string">
            <text:p>swh:1:dir:09d727ab0c1860d81997e02a25e850ecc6c7e7d8</text:p>
          </table:table-cell>
          <table:table-cell office:value-type="float" office:value="303.469656914938" calcext:value-type="float">
            <text:p>303,469656914938</text:p>
          </table:table-cell>
          <table:table-cell office:value-type="float" office:value="300.001595462207" calcext:value-type="float">
            <text:p>300,001595462207</text:p>
          </table:table-cell>
          <table:table-cell office:value-type="float" office:value="739.071628326085" calcext:value-type="float">
            <text:p>739,071628326085</text:p>
          </table:table-cell>
          <table:table-cell office:value-type="float" office:value="737.840447940864" calcext:value-type="float">
            <text:p>737,8404479408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483587" calcext:value-type="float">
            <text:p>0,483587</text:p>
          </table:table-cell>
          <table:table-cell table:formula="of:=[.J22]/[.P22]" office:value-type="percentage" office:value="-0.00111330460056449" calcext:value-type="percentage">
            <text:p>-0,11 %</text:p>
          </table:table-cell>
          <table:table-cell office:value-type="float" office:value="0.027714" calcext:value-type="float">
            <text:p>0,027714</text:p>
          </table:table-cell>
          <table:table-cell table:formula="of:=[.L22]/[.P22]" office:value-type="percentage" office:value="-0.0000638026326184209" calcext:value-type="percentage">
            <text:p>-0,01 %</text:p>
          </table:table-cell>
          <table:table-cell office:value-type="float" office:value="0.784118" calcext:value-type="float">
            <text:p>0,784118</text:p>
          </table:table-cell>
          <table:table-cell table:formula="of:=[.N22]/[.P22]" office:value-type="percentage" office:value="-0.00180518123271599" calcext:value-type="percentage">
            <text:p>-0,18 %</text:p>
          </table:table-cell>
          <table:table-cell table:formula="of:=[.C22]-[.F22]" office:value-type="float" office:value="-434.370791025925" calcext:value-type="float">
            <text:p>-434,37</text:p>
          </table:table-cell>
          <table:table-cell table:formula="of:=[.P22]/[.F22]" office:value-type="percentage" office:value="-0.588705582945677" calcext:value-type="percentage">
            <text:p>-58,87 %</text:p>
          </table:table-cell>
          <table:table-cell table:formula="of:=[.D22]-[.F22]" office:value-type="float" office:value="-437.838852478657" calcext:value-type="float">
            <text:p>-437,84</text:p>
          </table:table-cell>
          <table:table-cell table:formula="of:=[.R22]/[.F22]" office:value-type="percentage" office:value="-0.593405869386207" calcext:value-type="percentage">
            <text:p>-59,34 %</text:p>
          </table:table-cell>
          <table:table-cell table:formula="of:=[.E22]/[.C22]" office:value-type="percentage" office:value="2.43540535762112" calcext:value-type="percentage">
            <text:p>243,54 %</text:p>
          </table:table-cell>
        </table:table-row>
        <table:table-row table:style-name="ro2">
          <table:table-cell office:value-type="date" office:date-value="2025-04-14T16:21:32" calcext:value-type="date">
            <text:p>2025-04-14T16:21:32</text:p>
          </table:table-cell>
          <table:table-cell office:value-type="string" calcext:value-type="string">
            <text:p>swh:1:dir:21021b2129a7106d2ea60176a3d4dc5c8482e14a</text:p>
          </table:table-cell>
          <table:table-cell office:value-type="float" office:value="311.04485777393" calcext:value-type="float">
            <text:p>311,04485777393</text:p>
          </table:table-cell>
          <table:table-cell office:value-type="float" office:value="300.671198045835" calcext:value-type="float">
            <text:p>300,671198045835</text:p>
          </table:table-cell>
          <table:table-cell office:value-type="float" office:value="1145.23425947502" calcext:value-type="float">
            <text:p>1145,23425947502</text:p>
          </table:table-cell>
          <table:table-cell office:value-type="float" office:value="1143.77155475412" calcext:value-type="float">
            <text:p>1143,771554754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538464" calcext:value-type="float">
            <text:p>6,538464</text:p>
          </table:table-cell>
          <table:table-cell table:formula="of:=[.J23]/[.P23]" office:value-type="percentage" office:value="-0.00785187267768789" calcext:value-type="percentage">
            <text:p>-0,79 %</text:p>
          </table:table-cell>
          <table:table-cell office:value-type="float" office:value="0.028793" calcext:value-type="float">
            <text:p>0,028793</text:p>
          </table:table-cell>
          <table:table-cell table:formula="of:=[.L23]/[.P23]" office:value-type="percentage" office:value="-0.0000345767706312472" calcext:value-type="percentage">
            <text:p>0,00 %</text:p>
          </table:table-cell>
          <table:table-cell office:value-type="float" office:value="1.02371" calcext:value-type="float">
            <text:p>1,02371</text:p>
          </table:table-cell>
          <table:table-cell table:formula="of:=[.N23]/[.P23]" office:value-type="percentage" office:value="-0.00122934691983864" calcext:value-type="percentage">
            <text:p>-0,12 %</text:p>
          </table:table-cell>
          <table:table-cell table:formula="of:=[.C23]-[.F23]" office:value-type="float" office:value="-832.726696980186" calcext:value-type="float">
            <text:p>-832,73</text:p>
          </table:table-cell>
          <table:table-cell table:formula="of:=[.P23]/[.F23]" office:value-type="percentage" office:value="-0.728053336803959" calcext:value-type="percentage">
            <text:p>-72,81 %</text:p>
          </table:table-cell>
          <table:table-cell table:formula="of:=[.D23]-[.F23]" office:value-type="float" office:value="-843.100356708281" calcext:value-type="float">
            <text:p>-843,10</text:p>
          </table:table-cell>
          <table:table-cell table:formula="of:=[.R23]/[.F23]" office:value-type="percentage" office:value="-0.737123032308255" calcext:value-type="percentage">
            <text:p>-73,71 %</text:p>
          </table:table-cell>
          <table:table-cell table:formula="of:=[.E23]/[.C23]" office:value-type="percentage" office:value="3.68189420545698" calcext:value-type="percentage">
            <text:p>368,19 %</text:p>
          </table:table-cell>
        </table:table-row>
        <table:table-row table:style-name="ro2">
          <table:table-cell office:value-type="date" office:date-value="2025-04-14T16:50:56" calcext:value-type="date">
            <text:p>2025-04-14T16:50:56</text:p>
          </table:table-cell>
          <table:table-cell office:value-type="string" calcext:value-type="string">
            <text:p>swh:1:dir:711123dcb579985da9552caa545f872d32eacdd5</text:p>
          </table:table-cell>
          <table:table-cell office:value-type="float" office:value="308.677048734855" calcext:value-type="float">
            <text:p>308,677048734855</text:p>
          </table:table-cell>
          <table:table-cell office:value-type="float" office:value="301.062621410005" calcext:value-type="float">
            <text:p>301,062621410005</text:p>
          </table:table-cell>
          <table:table-cell office:value-type="float" office:value="1421.97169121495" calcext:value-type="float">
            <text:p>1421,97169121495</text:p>
          </table:table-cell>
          <table:table-cell office:value-type="float" office:value="1420.57251734613" calcext:value-type="float">
            <text:p>1420,572517346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425173" calcext:value-type="float">
            <text:p>6,425173</text:p>
          </table:table-cell>
          <table:table-cell table:formula="of:=[.J24]/[.P24]" office:value-type="percentage" office:value="-0.00577857647717989" calcext:value-type="percentage">
            <text:p>-0,58 %</text:p>
          </table:table-cell>
          <table:table-cell office:value-type="float" office:value="0.032227" calcext:value-type="float">
            <text:p>0,032227</text:p>
          </table:table-cell>
          <table:table-cell table:formula="of:=[.L24]/[.P24]" office:value-type="percentage" office:value="-0.0000289838396771692" calcext:value-type="percentage">
            <text:p>0,00 %</text:p>
          </table:table-cell>
          <table:table-cell office:value-type="float" office:value="1.053384" calcext:value-type="float">
            <text:p>1,053384</text:p>
          </table:table-cell>
          <table:table-cell table:formula="of:=[.N24]/[.P24]" office:value-type="percentage" office:value="-0.00094737682609288" calcext:value-type="percentage">
            <text:p>-0,09 %</text:p>
          </table:table-cell>
          <table:table-cell table:formula="of:=[.C24]-[.F24]" office:value-type="float" office:value="-1111.89546861127" calcext:value-type="float">
            <text:p>-1111,90</text:p>
          </table:table-cell>
          <table:table-cell table:formula="of:=[.P24]/[.F24]" office:value-type="percentage" office:value="-0.782709404155223" calcext:value-type="percentage">
            <text:p>-78,27 %</text:p>
          </table:table-cell>
          <table:table-cell table:formula="of:=[.D24]-[.F24]" office:value-type="float" office:value="-1119.50989593612" calcext:value-type="float">
            <text:p>-1119,51</text:p>
          </table:table-cell>
          <table:table-cell table:formula="of:=[.R24]/[.F24]" office:value-type="percentage" office:value="-0.788069515822788" calcext:value-type="percentage">
            <text:p>-78,81 %</text:p>
          </table:table-cell>
          <table:table-cell table:formula="of:=[.E24]/[.C24]" office:value-type="percentage" office:value="4.60666478781965" calcext:value-type="percentage">
            <text:p>460,67 %</text:p>
          </table:table-cell>
        </table:table-row>
        <table:table-row table:style-name="ro2">
          <table:table-cell office:value-type="date" office:date-value="2025-04-14T17:25:06" calcext:value-type="date">
            <text:p>2025-04-14T17:25:06</text:p>
          </table:table-cell>
          <table:table-cell office:value-type="string" calcext:value-type="string">
            <text:p>swh:1:dir:3a2d0d506977743e63bb666b4d332f9c8d1dbef7</text:p>
          </table:table-cell>
          <table:table-cell office:value-type="float" office:value="178.37373299012" calcext:value-type="float">
            <text:p>178,37373299012</text:p>
          </table:table-cell>
          <table:table-cell office:value-type="float" office:value="124.330928691197" calcext:value-type="float">
            <text:p>124,330928691197</text:p>
          </table:table-cell>
          <table:table-cell office:value-type="float" office:value="178.714929739945" calcext:value-type="float">
            <text:p>178,714929739945</text:p>
          </table:table-cell>
          <table:table-cell office:value-type="float" office:value="177.382007779088" calcext:value-type="float">
            <text:p>177,3820077790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32992" calcext:value-type="float">
            <text:p>0,532992</text:p>
          </table:table-cell>
          <table:table-cell table:formula="of:=[.J25]/[.P25]" office:value-type="percentage" office:value="0.537439195929591" calcext:value-type="percentage">
            <text:p>53,74 %</text:p>
          </table:table-cell>
          <table:table-cell office:value-type="float" office:value="0.01943" calcext:value-type="float">
            <text:p>0,01943</text:p>
          </table:table-cell>
          <table:table-cell table:formula="of:=[.L25]/[.P25]" office:value-type="percentage" office:value="0.0195921206639348" calcext:value-type="percentage">
            <text:p>1,96 %</text:p>
          </table:table-cell>
          <table:table-cell office:value-type="float" office:value="0.769744" calcext:value-type="float">
            <text:p>0,769744</text:p>
          </table:table-cell>
          <table:table-cell table:formula="of:=[.N25]/[.P25]" office:value-type="percentage" office:value="0.776166614942865" calcext:value-type="percentage">
            <text:p>77,62 %</text:p>
          </table:table-cell>
          <table:table-cell table:formula="of:=[.C25]-[.F25]" office:value-type="float" office:value="0.991725211031735" calcext:value-type="float">
            <text:p>0,99</text:p>
          </table:table-cell>
          <table:table-cell table:formula="of:=[.P25]/[.F25]" office:value-type="percentage" office:value="0.00559090081033942" calcext:value-type="percentage">
            <text:p>0,56 %</text:p>
          </table:table-cell>
          <table:table-cell table:formula="of:=[.D25]-[.F25]" office:value-type="float" office:value="-53.0510790878907" calcext:value-type="float">
            <text:p>-53,05</text:p>
          </table:table-cell>
          <table:table-cell table:formula="of:=[.R25]/[.F25]" office:value-type="percentage" office:value="-0.299078129468242" calcext:value-type="percentage">
            <text:p>-29,91 %</text:p>
          </table:table-cell>
          <table:table-cell table:formula="of:=[.E25]/[.C25]" office:value-type="percentage" office:value="1.00191281947238" calcext:value-type="percentage">
            <text:p>100,19 %</text:p>
          </table:table-cell>
        </table:table-row>
        <table:table-row table:style-name="ro2">
          <table:table-cell office:value-type="date" office:date-value="2025-04-14T17:33:47" calcext:value-type="date">
            <text:p>2025-04-14T17:33:47</text:p>
          </table:table-cell>
          <table:table-cell office:value-type="string" calcext:value-type="string">
            <text:p>swh:1:dir:6c2dc3a58f88b4d79306acacaa015ca673bdcd59</text:p>
          </table:table-cell>
          <table:table-cell office:value-type="float" office:value="168.014708684292" calcext:value-type="float">
            <text:p>168,014708684292</text:p>
          </table:table-cell>
          <table:table-cell office:value-type="float" office:value="134.778059834149" calcext:value-type="float">
            <text:p>134,778059834149</text:p>
          </table:table-cell>
          <table:table-cell office:value-type="float" office:value="165.390648257919" calcext:value-type="float">
            <text:p>165,390648257919</text:p>
          </table:table-cell>
          <table:table-cell office:value-type="float" office:value="164.219612962101" calcext:value-type="float">
            <text:p>164,2196129621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71081" calcext:value-type="float">
            <text:p>0,171081</text:p>
          </table:table-cell>
          <table:table-cell table:formula="of:=[.J26]/[.P26]" office:value-type="percentage" office:value="0.0450794953601932" calcext:value-type="percentage">
            <text:p>4,51 %</text:p>
          </table:table-cell>
          <table:table-cell office:value-type="float" office:value="0.015012" calcext:value-type="float">
            <text:p>0,015012</text:p>
          </table:table-cell>
          <table:table-cell table:formula="of:=[.L26]/[.P26]" office:value-type="percentage" office:value="0.00395563145145996" calcext:value-type="percentage">
            <text:p>0,40 %</text:p>
          </table:table-cell>
          <table:table-cell office:value-type="float" office:value="0.650535" calcext:value-type="float">
            <text:p>0,650535</text:p>
          </table:table-cell>
          <table:table-cell table:formula="of:=[.N26]/[.P26]" office:value-type="percentage" office:value="0.171414648699407" calcext:value-type="percentage">
            <text:p>17,14 %</text:p>
          </table:table-cell>
          <table:table-cell table:formula="of:=[.C26]-[.F26]" office:value-type="float" office:value="3.79509572219104" calcext:value-type="float">
            <text:p>3,80</text:p>
          </table:table-cell>
          <table:table-cell table:formula="of:=[.P26]/[.F26]" office:value-type="percentage" office:value="0.0231098810534092" calcext:value-type="percentage">
            <text:p>2,31 %</text:p>
          </table:table-cell>
          <table:table-cell table:formula="of:=[.D26]-[.F26]" office:value-type="float" office:value="-29.4415531279519" calcext:value-type="float">
            <text:p>-29,44</text:p>
          </table:table-cell>
          <table:table-cell table:formula="of:=[.R26]/[.F26]" office:value-type="percentage" office:value="-0.179281588824269" calcext:value-type="percentage">
            <text:p>-17,93 %</text:p>
          </table:table-cell>
          <table:table-cell table:formula="of:=[.E26]/[.C26]" office:value-type="percentage" office:value="0.984381960085984" calcext:value-type="percentage">
            <text:p>98,44 %</text:p>
          </table:table-cell>
        </table:table-row>
        <table:table-row table:style-name="ro2">
          <table:table-cell office:value-type="date" office:date-value="2025-04-14T17:41:52" calcext:value-type="date">
            <text:p>2025-04-14T17:41:52</text:p>
          </table:table-cell>
          <table:table-cell office:value-type="string" calcext:value-type="string">
            <text:p>swh:1:dir:eec5549480d4fa82c1c3d635be944635afd6ee59</text:p>
          </table:table-cell>
          <table:table-cell office:value-type="float" office:value="175.58257387206" calcext:value-type="float">
            <text:p>175,58257387206</text:p>
          </table:table-cell>
          <table:table-cell office:value-type="float" office:value="149.519826256204" calcext:value-type="float">
            <text:p>149,519826256204</text:p>
          </table:table-cell>
          <table:table-cell office:value-type="float" office:value="175.822579510976" calcext:value-type="float">
            <text:p>175,822579510976</text:p>
          </table:table-cell>
          <table:table-cell office:value-type="float" office:value="174.371100754011" calcext:value-type="float">
            <text:p>174,3711007540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97281" calcext:value-type="float">
            <text:p>0,097281</text:p>
          </table:table-cell>
          <table:table-cell table:formula="of:=[.J27]/[.P27]" office:value-type="percentage" office:value="0.0802997594835057" calcext:value-type="percentage">
            <text:p>8,03 %</text:p>
          </table:table-cell>
          <table:table-cell office:value-type="float" office:value="0.015878" calcext:value-type="float">
            <text:p>0,015878</text:p>
          </table:table-cell>
          <table:table-cell table:formula="of:=[.L27]/[.P27]" office:value-type="percentage" office:value="0.0131063576760015" calcext:value-type="percentage">
            <text:p>1,31 %</text:p>
          </table:table-cell>
          <table:table-cell office:value-type="float" office:value="1.113185" calcext:value-type="float">
            <text:p>1,113185</text:p>
          </table:table-cell>
          <table:table-cell table:formula="of:=[.N27]/[.P27]" office:value-type="percentage" office:value="0.918868923640241" calcext:value-type="percentage">
            <text:p>91,89 %</text:p>
          </table:table-cell>
          <table:table-cell table:formula="of:=[.C27]-[.F27]" office:value-type="float" office:value="1.21147311804816" calcext:value-type="float">
            <text:p>1,21</text:p>
          </table:table-cell>
          <table:table-cell table:formula="of:=[.P27]/[.F27]" office:value-type="percentage" office:value="0.00694767144790357" calcext:value-type="percentage">
            <text:p>0,69 %</text:p>
          </table:table-cell>
          <table:table-cell table:formula="of:=[.D27]-[.F27]" office:value-type="float" office:value="-24.851274497807" calcext:value-type="float">
            <text:p>-24,85</text:p>
          </table:table-cell>
          <table:table-cell table:formula="of:=[.R27]/[.F27]" office:value-type="percentage" office:value="-0.142519456437137" calcext:value-type="percentage">
            <text:p>-14,25 %</text:p>
          </table:table-cell>
          <table:table-cell table:formula="of:=[.E27]/[.C27]" office:value-type="percentage" office:value="1.00136691035803" calcext:value-type="percentage">
            <text:p>100,14 %</text:p>
          </table:table-cell>
        </table:table-row>
        <table:table-row table:style-name="ro2">
          <table:table-cell office:value-type="date" office:date-value="2025-04-14T17:50:32" calcext:value-type="date">
            <text:p>2025-04-14T17:50:32</text:p>
          </table:table-cell>
          <table:table-cell office:value-type="string" calcext:value-type="string">
            <text:p>swh:1:dir:cb44004052ed7e6d839515e1b8a94a104ceccbe2</text:p>
          </table:table-cell>
          <table:table-cell office:value-type="float" office:value="306.046197863761" calcext:value-type="float">
            <text:p>306,046197863761</text:p>
          </table:table-cell>
          <table:table-cell office:value-type="float" office:value="301.670556134079" calcext:value-type="float">
            <text:p>301,670556134079</text:p>
          </table:table-cell>
          <table:table-cell office:value-type="float" office:value="367.712867069989" calcext:value-type="float">
            <text:p>367,712867069989</text:p>
          </table:table-cell>
          <table:table-cell office:value-type="float" office:value="365.680871614255" calcext:value-type="float">
            <text:p>365,6808716142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89114" calcext:value-type="float">
            <text:p>0,189114</text:p>
          </table:table-cell>
          <table:table-cell table:formula="of:=[.J28]/[.P28]" office:value-type="percentage" office:value="-0.0031712087633989" calcext:value-type="percentage">
            <text:p>-0,32 %</text:p>
          </table:table-cell>
          <table:table-cell office:value-type="float" office:value="0.018049" calcext:value-type="float">
            <text:p>0,018049</text:p>
          </table:table-cell>
          <table:table-cell table:formula="of:=[.L28]/[.P28]" office:value-type="percentage" office:value="-0.000302659490945074" calcext:value-type="percentage">
            <text:p>-0,03 %</text:p>
          </table:table-cell>
          <table:table-cell office:value-type="float" office:value="5.122145" calcext:value-type="float">
            <text:p>5,122145</text:p>
          </table:table-cell>
          <table:table-cell table:formula="of:=[.N28]/[.P28]" office:value-type="percentage" office:value="-0.0858920604048345" calcext:value-type="percentage">
            <text:p>-8,59 %</text:p>
          </table:table-cell>
          <table:table-cell table:formula="of:=[.C28]-[.F28]" office:value-type="float" office:value="-59.6346737504937" calcext:value-type="float">
            <text:p>-59,63</text:p>
          </table:table-cell>
          <table:table-cell table:formula="of:=[.P28]/[.F28]" office:value-type="percentage" office:value="-0.163078460974028" calcext:value-type="percentage">
            <text:p>-16,31 %</text:p>
          </table:table-cell>
          <table:table-cell table:formula="of:=[.D28]-[.F28]" office:value-type="float" office:value="-64.0103154801764" calcext:value-type="float">
            <text:p>-64,01</text:p>
          </table:table-cell>
          <table:table-cell table:formula="of:=[.R28]/[.F28]" office:value-type="percentage" office:value="-0.175044199598438" calcext:value-type="percentage">
            <text:p>-17,50 %</text:p>
          </table:table-cell>
          <table:table-cell table:formula="of:=[.E28]/[.C28]" office:value-type="percentage" office:value="1.20149464243199" calcext:value-type="percentage">
            <text:p>120,15 %</text:p>
          </table:table-cell>
        </table:table-row>
        <table:table-row table:style-name="ro2" table:number-rows-repeated="3">
          <table:table-cell table:style-name="Default"/>
          <table:table-cell table:number-columns-repeated="9"/>
          <table:table-cell table:style-name="Default"/>
          <table:table-cell/>
          <table:table-cell table:style-name="Default"/>
          <table:table-cell/>
          <table:table-cell table:style-name="Default" table:number-columns-repeated="6"/>
        </table:table-row>
        <table:table-row table:style-name="ro2">
          <table:table-cell table:style-name="Default"/>
          <table:table-cell table:number-columns-repeated="9"/>
          <table:table-cell table:formula="of:=AVERAGE([.K2:.K28])" office:value-type="percentage" office:value="0.0524310473559819" calcext:value-type="percentage">
            <text:p>5,24 %</text:p>
          </table:table-cell>
          <table:table-cell table:style-name="ce4"/>
          <table:table-cell table:formula="of:=AVERAGE([.M2:.M28])" office:value-type="percentage" office:value="0.00218123358466395" calcext:value-type="percentage">
            <text:p>0,22 %</text:p>
          </table:table-cell>
          <table:table-cell table:style-name="ce4"/>
          <table:table-cell table:formula="of:=AVERAGE([.O2:.O28])" office:value-type="percentage" office:value="0.0554607598822253" calcext:value-type="percentage">
            <text:p>5,55 %</text:p>
          </table:table-cell>
          <table:table-cell table:style-name="ce4"/>
          <table:table-cell table:formula="of:=AVERAGE([.Q2:.Q28])" office:value-type="percentage" office:value="-0.184667499498447" calcext:value-type="percentage">
            <text:p>-18,47 %</text:p>
          </table:table-cell>
          <table:table-cell table:style-name="ce4"/>
          <table:table-cell table:formula="of:=AVERAGE([.S2:.S28])" office:value-type="percentage" office:value="-0.306236510308041" calcext:value-type="percentage">
            <text:p>-30,62 %</text:p>
          </table:table-cell>
          <table:table-cell table:formula="of:=AVERAGE([.T2:.T28])" office:value-type="percentage" office:value="1.85329289532538" calcext:value-type="percentage">
            <text:p>185,33 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13" number:min-decimal-places="13" number:min-integer-digits="1"/>
    </number:number-style>
    <number:number-style style:name="N115">
      <number:number number:decimal-places="12" number:min-decimal-places="12" number:min-integer-digits="1"/>
    </number:number-style>
    <number:number-style style:name="N116">
      <number:number number:decimal-places="11" number:min-decimal-places="11" number:min-integer-digits="1"/>
    </number:number-style>
    <number:number-style style:name="N117">
      <number:number number:decimal-places="10" number:min-decimal-places="10" number:min-integer-digits="1"/>
    </number:number-style>
    <number:number-style style:name="N118">
      <number:number number:decimal-places="9" number:min-decimal-places="9" number:min-integer-digits="1"/>
    </number:number-style>
    <number:number-style style:name="N119">
      <number:number number:decimal-places="8" number:min-decimal-places="8" number:min-integer-digits="1"/>
    </number:number-style>
    <number:number-style style:name="N120">
      <number:number number:decimal-places="7" number:min-decimal-places="7" number:min-integer-digits="1"/>
    </number:number-style>
    <number:number-style style:name="N121">
      <number:number number:decimal-places="6" number:min-decimal-places="6" number:min-integer-digits="1"/>
    </number:number-style>
    <number:number-style style:name="N122">
      <number:number number:decimal-places="5" number:min-decimal-places="5" number:min-integer-digits="1"/>
    </number:number-style>
    <number:number-style style:name="N123">
      <number:number number:decimal-places="4" number:min-decimal-places="4" number:min-integer-digits="1"/>
    </number:number-style>
    <number:number-style style:name="N124">
      <number:number number:decimal-places="3" number:min-decimal-places="3" number:min-integer-digits="1"/>
    </number:number-style>
    <number:number-style style:name="N125">
      <number:number number:decimal-places="14" number:min-decimal-places="14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4-15T11:21:42.415720532</dc:date>
    <meta:editing-duration>PT11M31S</meta:editing-duration>
    <meta:editing-cycles>2</meta:editing-cycles>
    <meta:generator>LibreOffice/24.2.7.2$Linux_X86_64 LibreOffice_project/420$Build-2</meta:generator>
    <meta:document-statistic meta:table-count="1" meta:cell-count="564" meta:object-count="0"/>
  </office:meta>
</office:document-meta>
</file>